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/>
          <table:table-cell table:style-name="ce36"/>
          <table:table-cell table:style-name="ce54" table:number-columns-repeated="53"/>
        </table:table-row>
        <table:table-row table:style-name="ro2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/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/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office:value-type="float" office:value="5568316" calcext:value-type="float">
            <text:p>556831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74321" calcext:value-type="float">
            <text:p>87432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7631191" calcext:value-type="float">
            <text:p>67631191</text:p>
          </table:table-cell>
          <table:table-cell table:style-name="ce32" office:value-type="float" office:value="78178" calcext:value-type="float">
            <text:p>7817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896026" calcext:value-type="float">
            <text:p>689602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office:value-type="float" office:value="5577880" calcext:value-type="float">
            <text:p>557788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77240" calcext:value-type="float">
            <text:p>877240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68766247" calcext:value-type="float">
            <text:p>68766247</text:p>
          </table:table-cell>
          <table:table-cell table:style-name="ce32" office:value-type="float" office:value="78263" calcext:value-type="float">
            <text:p>7826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7007034" calcext:value-type="float">
            <text:p>70070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office:value-type="float" office:value="5588180" calcext:value-type="float">
            <text:p>558818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0965" calcext:value-type="float">
            <text:p>880965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69779442" calcext:value-type="float">
            <text:p>69779442</text:p>
          </table:table-cell>
          <table:table-cell table:style-name="ce32" office:value-type="float" office:value="78380" calcext:value-type="float">
            <text:p>7838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097466" calcext:value-type="float">
            <text:p>709746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office:value-type="float" office:value="5597700" calcext:value-type="float">
            <text:p>559770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83903" calcext:value-type="float">
            <text:p>883903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70544862" calcext:value-type="float">
            <text:p>70544862</text:p>
          </table:table-cell>
          <table:table-cell table:style-name="ce32" office:value-type="float" office:value="78575" calcext:value-type="float">
            <text:p>78575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7230198" calcext:value-type="float">
            <text:p>72301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office:value-type="float" office:value="5608225" calcext:value-type="float">
            <text:p>560822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87643" calcext:value-type="float">
            <text:p>887643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1394579" calcext:value-type="float">
            <text:p>71394579</text:p>
          </table:table-cell>
          <table:table-cell table:style-name="ce32" office:value-type="float" office:value="78730" calcext:value-type="float">
            <text:p>78730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7376878" calcext:value-type="float">
            <text:p>73768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office:value-type="float" office:value="5614605" calcext:value-type="float">
            <text:p>561460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88623" calcext:value-type="float">
            <text:p>88862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71728557" calcext:value-type="float">
            <text:p>71728557</text:p>
          </table:table-cell>
          <table:table-cell table:style-name="ce32" office:value-type="float" office:value="78806" calcext:value-type="float">
            <text:p>7880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7420876" calcext:value-type="float">
            <text:p>74208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3" calcext:value-type="date">
            <text:p>01/23/22</text:p>
          </table:table-cell>
          <table:table-cell table:style-name="ce32" office:value-type="float" office:value="5618944" calcext:value-type="float">
            <text:p>561894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89197" calcext:value-type="float">
            <text:p>88919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71925931" calcext:value-type="float">
            <text:p>71925931</text:p>
          </table:table-cell>
          <table:table-cell table:style-name="ce32" office:value-type="float" office:value="78870" calcext:value-type="float">
            <text:p>7887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7450319" calcext:value-type="float">
            <text:p>74503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4" calcext:value-type="date">
            <text:p>01/24/22</text:p>
          </table:table-cell>
          <table:table-cell table:style-name="ce32" office:value-type="float" office:value="5626707" calcext:value-type="float">
            <text:p>562670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91595" calcext:value-type="float">
            <text:p>89159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2958690" calcext:value-type="float">
            <text:p>72958690</text:p>
          </table:table-cell>
          <table:table-cell table:style-name="ce32" office:value-type="float" office:value="79048" calcext:value-type="float">
            <text:p>79048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7667296" calcext:value-type="float">
            <text:p>76672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5" calcext:value-type="date">
            <text:p>01/25/22</text:p>
          </table:table-cell>
          <table:table-cell table:style-name="ce32" office:value-type="float" office:value="5638454" calcext:value-type="float">
            <text:p>563845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94880" calcext:value-type="float">
            <text:p>894880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73449185" calcext:value-type="float">
            <text:p>73449185</text:p>
          </table:table-cell>
          <table:table-cell table:style-name="ce32" office:value-type="float" office:value="79173" calcext:value-type="float">
            <text:p>7917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7732312" calcext:value-type="float">
            <text:p>773231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6" calcext:value-type="date">
            <text:p>01/26/22</text:p>
          </table:table-cell>
          <table:table-cell table:style-name="ce32" office:value-type="float" office:value="5650380" calcext:value-type="float">
            <text:p>5650380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898680" calcext:value-type="float">
            <text:p>898680</text:p>
          </table:table-cell>
          <table:table-cell table:style-name="ce41" office:value-type="percentage" office:value="0.0042" calcext:value-type="percentage">
            <text:p>0.42%</text:p>
          </table:table-cell>
          <table:table-cell table:style-name="ce32" office:value-type="float" office:value="74176403" calcext:value-type="float">
            <text:p>74176403</text:p>
          </table:table-cell>
          <table:table-cell table:style-name="ce32" office:value-type="float" office:value="79392" calcext:value-type="float">
            <text:p>79392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7796050" calcext:value-type="float">
            <text:p>779605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7" calcext:value-type="date">
            <text:p>01/27/22</text:p>
          </table:table-cell>
          <table:table-cell table:style-name="ce32" office:value-type="float" office:value="5661008" calcext:value-type="float">
            <text:p>5661008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02140" calcext:value-type="float">
            <text:p>902140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4695333" calcext:value-type="float">
            <text:p>74695333</text:p>
          </table:table-cell>
          <table:table-cell table:style-name="ce32" office:value-type="float" office:value="79702" calcext:value-type="float">
            <text:p>79702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7874103" calcext:value-type="float">
            <text:p>78741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8" calcext:value-type="date">
            <text:p>01/28/22</text:p>
          </table:table-cell>
          <table:table-cell table:style-name="ce32" office:value-type="float" office:value="5679410" calcext:value-type="float">
            <text:p>567941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906738" calcext:value-type="float">
            <text:p>906738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75440870" calcext:value-type="float">
            <text:p>75440870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26" office:value-type="percentage" office:value="0.0045" calcext:value-type="percentage">
            <text:p>0.45%</text:p>
          </table:table-cell>
          <table:table-cell table:style-name="ce44" office:value-type="float" office:value="7976787" calcext:value-type="float">
            <text:p>79767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9" calcext:value-type="date">
            <text:p>01/29/22</text:p>
          </table:table-cell>
          <table:table-cell table:style-name="ce32" office:value-type="float" office:value="5680317" calcext:value-type="float">
            <text:p>5680317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06861" calcext:value-type="float">
            <text:p>9068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75481122" calcext:value-type="float">
            <text:p>75481122</text:p>
          </table:table-cell>
          <table:table-cell table:style-name="ce32" office:value-type="float" office:value="80064" calcext:value-type="float">
            <text:p>80064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7977054" calcext:value-type="float">
            <text:p>7977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0" calcext:value-type="date">
            <text:p>01/30/22</text:p>
          </table:table-cell>
          <table:table-cell table:style-name="ce32" office:value-type="float" office:value="5685660" calcext:value-type="float">
            <text:p>568566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07190" calcext:value-type="float">
            <text:p>90719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75578076" calcext:value-type="float">
            <text:p>75578076</text:p>
          </table:table-cell>
          <table:table-cell table:style-name="ce32" office:value-type="float" office:value="80106" calcext:value-type="float">
            <text:p>8010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7995983" calcext:value-type="float">
            <text:p>7995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31" calcext:value-type="date">
            <text:p>01/31/22</text:p>
          </table:table-cell>
          <table:table-cell table:style-name="ce32" office:value-type="float" office:value="5695937" calcext:value-type="float">
            <text:p>5695937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10104" calcext:value-type="float">
            <text:p>91010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6222215" calcext:value-type="float">
            <text:p>76222215</text:p>
          </table:table-cell>
          <table:table-cell table:style-name="ce32" office:value-type="float" office:value="80330" calcext:value-type="float">
            <text:p>8033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112740" calcext:value-type="float">
            <text:p>811274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1" calcext:value-type="date">
            <text:p>02/01/22</text:p>
          </table:table-cell>
          <table:table-cell table:style-name="ce32" office:value-type="float" office:value="5709378" calcext:value-type="float">
            <text:p>570937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3924" calcext:value-type="float">
            <text:p>913924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76516202" calcext:value-type="float">
            <text:p>76516202</text:p>
          </table:table-cell>
          <table:table-cell table:style-name="ce32" office:value-type="float" office:value="80495" calcext:value-type="float">
            <text:p>8049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142456" calcext:value-type="float">
            <text:p>81424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2" calcext:value-type="date">
            <text:p>02/02/22</text:p>
          </table:table-cell>
          <table:table-cell table:style-name="ce32" office:value-type="float" office:value="5723018" calcext:value-type="float">
            <text:p>572301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17600" calcext:value-type="float">
            <text:p>91760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6882290" calcext:value-type="float">
            <text:p>76882290</text:p>
          </table:table-cell>
          <table:table-cell table:style-name="ce32" office:value-type="float" office:value="80777" calcext:value-type="float">
            <text:p>80777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180694" calcext:value-type="float">
            <text:p>81806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3" calcext:value-type="date">
            <text:p>02/03/22</text:p>
          </table:table-cell>
          <table:table-cell table:style-name="ce32" office:value-type="float" office:value="5735549" calcext:value-type="float">
            <text:p>573554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0829" calcext:value-type="float">
            <text:p>920829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7150412" calcext:value-type="float">
            <text:p>77150412</text:p>
          </table:table-cell>
          <table:table-cell table:style-name="ce32" office:value-type="float" office:value="80972" calcext:value-type="float">
            <text:p>80972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214157" calcext:value-type="float">
            <text:p>82141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4" calcext:value-type="date">
            <text:p>02/04/22</text:p>
          </table:table-cell>
          <table:table-cell table:style-name="ce32" office:value-type="float" office:value="5748134" calcext:value-type="float">
            <text:p>574813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24530" calcext:value-type="float">
            <text:p>924530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77496860" calcext:value-type="float">
            <text:p>77496860</text:p>
          </table:table-cell>
          <table:table-cell table:style-name="ce32" office:value-type="float" office:value="81265" calcext:value-type="float">
            <text:p>81265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259554" calcext:value-type="float">
            <text:p>82595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5" calcext:value-type="date">
            <text:p>02/05/22</text:p>
          </table:table-cell>
          <table:table-cell table:style-name="ce32" office:value-type="float" office:value="5756676" calcext:value-type="float">
            <text:p>575667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25655" calcext:value-type="float">
            <text:p>92565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966691" calcext:value-type="float">
            <text:p>77966691</text:p>
          </table:table-cell>
          <table:table-cell table:style-name="ce32" office:value-type="float" office:value="81364" calcext:value-type="float">
            <text:p>81364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*86145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6" calcext:value-type="date">
            <text:p>02/06/22</text:p>
          </table:table-cell>
          <table:table-cell table:style-name="ce32" office:value-type="float" office:value="5762749" calcext:value-type="float">
            <text:p>57627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26029" calcext:value-type="float">
            <text:p>92602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8017402" calcext:value-type="float">
            <text:p>78017402</text:p>
          </table:table-cell>
          <table:table-cell table:style-name="ce32" office:value-type="float" office:value="81428" calcext:value-type="float">
            <text:p>8142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8621470" calcext:value-type="float">
            <text:p>862147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7" calcext:value-type="date">
            <text:p>02/07/22</text:p>
          </table:table-cell>
          <table:table-cell table:style-name="ce32" office:value-type="float" office:value="5772937" calcext:value-type="float">
            <text:p>57729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928883" calcext:value-type="float">
            <text:p>92888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8370774" calcext:value-type="float">
            <text:p>78370774</text:p>
          </table:table-cell>
          <table:table-cell table:style-name="ce32" office:value-type="float" office:value="81641" calcext:value-type="float">
            <text:p>81641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660058" calcext:value-type="float">
            <text:p>86600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8" calcext:value-type="date">
            <text:p>02/08/22</text:p>
          </table:table-cell>
          <table:table-cell table:style-name="ce32" office:value-type="float" office:value="5785946" calcext:value-type="float">
            <text:p>5785946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2443" calcext:value-type="float">
            <text:p>93244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78556193" calcext:value-type="float">
            <text:p>78556193</text:p>
          </table:table-cell>
          <table:table-cell table:style-name="ce32" office:value-type="float" office:value="81874" calcext:value-type="float">
            <text:p>8187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695481" calcext:value-type="float">
            <text:p>86954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09" calcext:value-type="date">
            <text:p>02/09/22</text:p>
          </table:table-cell>
          <table:table-cell table:style-name="ce32" office:value-type="float" office:value="5799820" calcext:value-type="float">
            <text:p>579982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935922" calcext:value-type="float">
            <text:p>935922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8824393" calcext:value-type="float">
            <text:p>78824393</text:p>
          </table:table-cell>
          <table:table-cell table:style-name="ce32" office:value-type="float" office:value="82164" calcext:value-type="float">
            <text:p>82164</text:p>
          </table:table-cell>
          <table:table-cell table:style-name="ce26" office:value-type="percentage" office:value="0.0035" calcext:value-type="percentage">
            <text:p>0.35%</text:p>
          </table:table-cell>
          <table:table-cell table:style-name="ce44" office:value-type="float" office:value="8753701" calcext:value-type="float">
            <text:p>87537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0" calcext:value-type="date">
            <text:p>02/10/22</text:p>
          </table:table-cell>
          <table:table-cell table:style-name="ce32" office:value-type="float" office:value="5812708" calcext:value-type="float">
            <text:p>5812708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939427" calcext:value-type="float">
            <text:p>939427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79052681" calcext:value-type="float">
            <text:p>79052681</text:p>
          </table:table-cell>
          <table:table-cell table:style-name="ce32" office:value-type="float" office:value="82461" calcext:value-type="float">
            <text:p>82461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767944" calcext:value-type="float">
            <text:p>87679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1" calcext:value-type="date">
            <text:p>02/11/22</text:p>
          </table:table-cell>
          <table:table-cell table:style-name="ce32" office:value-type="float" office:value="5824287" calcext:value-type="float">
            <text:p>5824287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42006" calcext:value-type="float">
            <text:p>942006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79228628" calcext:value-type="float">
            <text:p>79228628</text:p>
          </table:table-cell>
          <table:table-cell table:style-name="ce32" office:value-type="float" office:value="82694" calcext:value-type="float">
            <text:p>8269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791317" calcext:value-type="float">
            <text:p>879131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2" calcext:value-type="date">
            <text:p>02/12/22</text:p>
          </table:table-cell>
          <table:table-cell table:style-name="ce32" office:value-type="float" office:value="5833194" calcext:value-type="float">
            <text:p>583319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42944" calcext:value-type="float">
            <text:p>94294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9293924" calcext:value-type="float">
            <text:p>79293924</text:p>
          </table:table-cell>
          <table:table-cell table:style-name="ce32" office:value-type="float" office:value="82776" calcext:value-type="float">
            <text:p>8277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795977" calcext:value-type="float">
            <text:p>879597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3" calcext:value-type="date">
            <text:p>02/13/22</text:p>
          </table:table-cell>
          <table:table-cell table:style-name="ce32" office:value-type="float" office:value="5838509" calcext:value-type="float">
            <text:p>583850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43411" calcext:value-type="float">
            <text:p>94341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79325576" calcext:value-type="float">
            <text:p>79325576</text:p>
          </table:table-cell>
          <table:table-cell table:style-name="ce32" office:value-type="float" office:value="82851" calcext:value-type="float">
            <text:p>82851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8800789" calcext:value-type="float">
            <text:p>88007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4" calcext:value-type="date">
            <text:p>02/14/22</text:p>
          </table:table-cell>
          <table:table-cell table:style-name="ce32" office:value-type="float" office:value="5844896" calcext:value-type="float">
            <text:p>584489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46127" calcext:value-type="float">
            <text:p>946127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9515694" calcext:value-type="float">
            <text:p>79515694</text:p>
          </table:table-cell>
          <table:table-cell table:style-name="ce32" office:value-type="float" office:value="83118" calcext:value-type="float">
            <text:p>83118</text:p>
          </table:table-cell>
          <table:table-cell table:style-name="ce26" office:value-type="percentage" office:value="0.0032" calcext:value-type="percentage">
            <text:p>0.32%</text:p>
          </table:table-cell>
          <table:table-cell table:style-name="ce44" office:value-type="float" office:value="8834813" calcext:value-type="float">
            <text:p>8834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5" calcext:value-type="date">
            <text:p>02/15/22</text:p>
          </table:table-cell>
          <table:table-cell table:style-name="ce32" office:value-type="float" office:value="5856697" calcext:value-type="float">
            <text:p>585669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49248" calcext:value-type="float">
            <text:p>94924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629064" calcext:value-type="float">
            <text:p>79629064</text:p>
          </table:table-cell>
          <table:table-cell table:style-name="ce32" office:value-type="float" office:value="83354" calcext:value-type="float">
            <text:p>83354</text:p>
          </table:table-cell>
          <table:table-cell table:style-name="ce26" office:value-type="percentage" office:value="0.0028" calcext:value-type="percentage">
            <text:p>0.28%</text:p>
          </table:table-cell>
          <table:table-cell table:style-name="ce44" office:value-type="float" office:value="8848232" calcext:value-type="float">
            <text:p>88482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6" calcext:value-type="date">
            <text:p>02/16/22</text:p>
          </table:table-cell>
          <table:table-cell table:style-name="ce32" office:value-type="float" office:value="5872910" calcext:value-type="float">
            <text:p>5872910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952603" calcext:value-type="float">
            <text:p>952603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79785241" calcext:value-type="float">
            <text:p>79785241</text:p>
          </table:table-cell>
          <table:table-cell table:style-name="ce32" office:value-type="float" office:value="83572" calcext:value-type="float">
            <text:p>83572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862038" calcext:value-type="float">
            <text:p>88620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7" calcext:value-type="date">
            <text:p>02/17/22</text:p>
          </table:table-cell>
          <table:table-cell table:style-name="ce32" office:value-type="float" office:value="5884351" calcext:value-type="float">
            <text:p>58843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955734" calcext:value-type="float">
            <text:p>95573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79875886" calcext:value-type="float">
            <text:p>79875886</text:p>
          </table:table-cell>
          <table:table-cell table:style-name="ce32" office:value-type="float" office:value="83780" calcext:value-type="float">
            <text:p>8378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8874419" calcext:value-type="float">
            <text:p>8874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8" calcext:value-type="date">
            <text:p>02/18/22</text:p>
          </table:table-cell>
          <table:table-cell table:style-name="ce32" office:value-type="float" office:value="5896600" calcext:value-type="float">
            <text:p>589660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958300" calcext:value-type="float">
            <text:p>9583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024531" calcext:value-type="float">
            <text:p>80024531</text:p>
          </table:table-cell>
          <table:table-cell table:style-name="ce32" office:value-type="float" office:value="84026" calcext:value-type="float">
            <text:p>8402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8885856" calcext:value-type="float">
            <text:p>888585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19" calcext:value-type="date">
            <text:p>02/19/22</text:p>
          </table:table-cell>
          <table:table-cell table:style-name="ce32" office:value-type="float" office:value="5905062" calcext:value-type="float">
            <text:p>590506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59130" calcext:value-type="float">
            <text:p>9591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072561" calcext:value-type="float">
            <text:p>80072561</text:p>
          </table:table-cell>
          <table:table-cell table:style-name="ce32" office:value-type="float" office:value="84125" calcext:value-type="float">
            <text:p>84125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8889014" calcext:value-type="float">
            <text:p>88890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0" calcext:value-type="date">
            <text:p>02/20/22</text:p>
          </table:table-cell>
          <table:table-cell table:style-name="ce32" office:value-type="float" office:value="5910052" calcext:value-type="float">
            <text:p>591005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59412" calcext:value-type="float">
            <text:p>9594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087617" calcext:value-type="float">
            <text:p>80087617</text:p>
          </table:table-cell>
          <table:table-cell table:style-name="ce32" office:value-type="float" office:value="84196" calcext:value-type="float">
            <text:p>8419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891644" calcext:value-type="float">
            <text:p>889164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1" calcext:value-type="date">
            <text:p>02/21/22</text:p>
          </table:table-cell>
          <table:table-cell table:style-name="ce32" office:value-type="float" office:value="5916622" calcext:value-type="float">
            <text:p>591662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60157" calcext:value-type="float">
            <text:p>9601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145282" calcext:value-type="float">
            <text:p>80145282</text:p>
          </table:table-cell>
          <table:table-cell table:style-name="ce32" office:value-type="float" office:value="84216" calcext:value-type="float">
            <text:p>84216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8892967" calcext:value-type="float">
            <text:p>889296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2" calcext:value-type="date">
            <text:p>02/22/22</text:p>
          </table:table-cell>
          <table:table-cell table:style-name="ce32" office:value-type="float" office:value="5929332" calcext:value-type="float">
            <text:p>592933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963371" calcext:value-type="float">
            <text:p>963371</text:p>
          </table:table-cell>
          <table:table-cell table:style-name="ce41" office:value-type="percentage" office:value="0.0033" calcext:value-type="percentage">
            <text:p>0.33%</text:p>
          </table:table-cell>
          <table:table-cell table:style-name="ce32" office:value-type="float" office:value="80270563" calcext:value-type="float">
            <text:p>80270563</text:p>
          </table:table-cell>
          <table:table-cell table:style-name="ce32" office:value-type="float" office:value="84520" calcext:value-type="float">
            <text:p>84520</text:p>
          </table:table-cell>
          <table:table-cell table:style-name="ce26" office:value-type="percentage" office:value="0.0036" calcext:value-type="percentage">
            <text:p>0.36%</text:p>
          </table:table-cell>
          <table:table-cell table:style-name="ce44" office:value-type="float" office:value="8922933" calcext:value-type="float">
            <text:p>8922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3" calcext:value-type="date">
            <text:p>02/23/22</text:p>
          </table:table-cell>
          <table:table-cell table:style-name="ce32" office:value-type="float" office:value="5940381" calcext:value-type="float">
            <text:p>59403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6530" calcext:value-type="float">
            <text:p>966530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80372404" calcext:value-type="float">
            <text:p>80372404</text:p>
          </table:table-cell>
          <table:table-cell table:style-name="ce32" office:value-type="float" office:value="84668" calcext:value-type="float">
            <text:p>8466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8929531" calcext:value-type="float">
            <text:p>892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4" calcext:value-type="date">
            <text:p>02/24/22</text:p>
          </table:table-cell>
          <table:table-cell table:style-name="ce32" office:value-type="float" office:value="5951573" calcext:value-type="float">
            <text:p>59515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969602" calcext:value-type="float">
            <text:p>969602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80446580" calcext:value-type="float">
            <text:p>80446580</text:p>
          </table:table-cell>
          <table:table-cell table:style-name="ce32" office:value-type="float" office:value="84900" calcext:value-type="float">
            <text:p>8490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8943727" calcext:value-type="float">
            <text:p>894372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5" calcext:value-type="date">
            <text:p>02/25/22</text:p>
          </table:table-cell>
          <table:table-cell table:style-name="ce32" office:value-type="float" office:value="5960827" calcext:value-type="float">
            <text:p>596082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200" calcext:value-type="float">
            <text:p>97220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80532271" calcext:value-type="float">
            <text:p>80532271</text:p>
          </table:table-cell>
          <table:table-cell table:style-name="ce32" office:value-type="float" office:value="85127" calcext:value-type="float">
            <text:p>851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8957208" calcext:value-type="float">
            <text:p>895720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6" calcext:value-type="date">
            <text:p>02/26/22</text:p>
          </table:table-cell>
          <table:table-cell table:style-name="ce32" office:value-type="float" office:value="5969897" calcext:value-type="float">
            <text:p>59698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2930" calcext:value-type="float">
            <text:p>972930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0560293" calcext:value-type="float">
            <text:p>80560293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7" calcext:value-type="date">
            <text:p>02/27/22</text:p>
          </table:table-cell>
          <table:table-cell table:style-name="ce32" office:value-type="float" office:value="5971837" calcext:value-type="float">
            <text:p>5971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973119" calcext:value-type="float">
            <text:p>97311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80567757" calcext:value-type="float">
            <text:p>80567757</text:p>
          </table:table-cell>
          <table:table-cell table:style-name="ce32" office:value-type="float" office:value="85202" calcext:value-type="float">
            <text:p>85202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8959354" calcext:value-type="float">
            <text:p>89593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2-28" calcext:value-type="date">
            <text:p>02/28/22</text:p>
          </table:table-cell>
          <table:table-cell table:style-name="ce32" office:value-type="float" office:value="5979208" calcext:value-type="float">
            <text:p>5979208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975150" calcext:value-type="float">
            <text:p>97515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647343" calcext:value-type="float">
            <text:p>80647343</text:p>
          </table:table-cell>
          <table:table-cell table:style-name="ce32" office:value-type="float" office:value="85613" calcext:value-type="float">
            <text:p>85613</text:p>
          </table:table-cell>
          <table:table-cell table:style-name="ce26" office:value-type="percentage" office:value="0.0048" calcext:value-type="percentage">
            <text:p>0.48%</text:p>
          </table:table-cell>
          <table:table-cell table:style-name="ce44" office:value-type="float" office:value="8975836" calcext:value-type="float">
            <text:p>89758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1" calcext:value-type="date">
            <text:p>03/01/22</text:p>
          </table:table-cell>
          <table:table-cell table:style-name="ce32" office:value-type="float" office:value="5987671" calcext:value-type="float">
            <text:p>598767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77402" calcext:value-type="float">
            <text:p>97740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697924" calcext:value-type="float">
            <text:p>80697924</text:p>
          </table:table-cell>
          <table:table-cell table:style-name="ce32" office:value-type="float" office:value="85748" calcext:value-type="float">
            <text:p>857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8979639" calcext:value-type="float">
            <text:p>89796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2" calcext:value-type="date">
            <text:p>03/02/22</text:p>
          </table:table-cell>
          <table:table-cell table:style-name="ce32" office:value-type="float" office:value="5996665" calcext:value-type="float">
            <text:p>599666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979725" calcext:value-type="float">
            <text:p>979725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80766725" calcext:value-type="float">
            <text:p>80766725</text:p>
          </table:table-cell>
          <table:table-cell table:style-name="ce32" office:value-type="float" office:value="86020" calcext:value-type="float">
            <text:p>86020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8984980" calcext:value-type="float">
            <text:p>898498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3" calcext:value-type="date">
            <text:p>03/03/22</text:p>
          </table:table-cell>
          <table:table-cell table:style-name="ce32" office:value-type="float" office:value="6005379" calcext:value-type="float">
            <text:p>60053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1729" calcext:value-type="float">
            <text:p>9817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80843570" calcext:value-type="float">
            <text:p>80843570</text:p>
          </table:table-cell>
          <table:table-cell table:style-name="ce32" office:value-type="float" office:value="86200" calcext:value-type="float">
            <text:p>8620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8995321" calcext:value-type="float">
            <text:p>89953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4" calcext:value-type="date">
            <text:p>03/04/22</text:p>
          </table:table-cell>
          <table:table-cell table:style-name="ce32" office:value-type="float" office:value="6013866" calcext:value-type="float">
            <text:p>60138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3486" calcext:value-type="float">
            <text:p>98348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895651" calcext:value-type="float">
            <text:p>80895651</text:p>
          </table:table-cell>
          <table:table-cell table:style-name="ce32" office:value-type="float" office:value="86427" calcext:value-type="float">
            <text:p>86427</text:p>
          </table:table-cell>
          <table:table-cell table:style-name="ce26" office:value-type="percentage" office:value="0.0026" calcext:value-type="percentage">
            <text:p>0.26%</text:p>
          </table:table-cell>
          <table:table-cell table:style-name="ce44" office:value-type="float" office:value="9001890" calcext:value-type="float">
            <text:p>90018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5" calcext:value-type="date">
            <text:p>03/05/22</text:p>
          </table:table-cell>
          <table:table-cell table:style-name="ce32" office:value-type="float" office:value="6019271" calcext:value-type="float">
            <text:p>6019271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3837" calcext:value-type="float">
            <text:p>98383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80912619" calcext:value-type="float">
            <text:p>80912619</text:p>
          </table:table-cell>
          <table:table-cell table:style-name="ce32" office:value-type="float" office:value="86475" calcext:value-type="float">
            <text:p>86475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03243" calcext:value-type="float">
            <text:p>90032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6" calcext:value-type="date">
            <text:p>03/06/22</text:p>
          </table:table-cell>
          <table:table-cell table:style-name="ce32" office:value-type="float" office:value="6024176" calcext:value-type="float">
            <text:p>602417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84020" calcext:value-type="float">
            <text:p>98402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0917522" calcext:value-type="float">
            <text:p>80917522</text:p>
          </table:table-cell>
          <table:table-cell table:style-name="ce32" office:value-type="float" office:value="86475" calcext:value-type="float">
            <text:p>8647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7" calcext:value-type="date">
            <text:p>03/07/22</text:p>
          </table:table-cell>
          <table:table-cell table:style-name="ce32" office:value-type="float" office:value="6031129" calcext:value-type="float">
            <text:p>603112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5914" calcext:value-type="float">
            <text:p>98591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80979977" calcext:value-type="float">
            <text:p>80979977</text:p>
          </table:table-cell>
          <table:table-cell table:style-name="ce32" office:value-type="float" office:value="86780" calcext:value-type="float">
            <text:p>86780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13816" calcext:value-type="float">
            <text:p>90138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8" calcext:value-type="date">
            <text:p>03/08/22</text:p>
          </table:table-cell>
          <table:table-cell table:style-name="ce32" office:value-type="float" office:value="6039807" calcext:value-type="float">
            <text:p>603980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987615" calcext:value-type="float">
            <text:p>98761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012955" calcext:value-type="float">
            <text:p>81012955</text:p>
          </table:table-cell>
          <table:table-cell table:style-name="ce32" office:value-type="float" office:value="86877" calcext:value-type="float">
            <text:p>8687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17191" calcext:value-type="float">
            <text:p>90171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09" calcext:value-type="date">
            <text:p>03/09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989473" calcext:value-type="float">
            <text:p>98947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064103" calcext:value-type="float">
            <text:p>81064103</text:p>
          </table:table-cell>
          <table:table-cell table:style-name="ce32" office:value-type="float" office:value="87083" calcext:value-type="float">
            <text:p>87083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9021848" calcext:value-type="float">
            <text:p>902184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0" calcext:value-type="date">
            <text:p>03/10/22</text:p>
          </table:table-cell>
          <table:table-cell table:style-name="ce32" office:value-type="float" office:value="6046877" calcext:value-type="float">
            <text:p>6046877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991260" calcext:value-type="float">
            <text:p>9912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108786" calcext:value-type="float">
            <text:p>81108786</text:p>
          </table:table-cell>
          <table:table-cell table:style-name="ce32" office:value-type="float" office:value="87254" calcext:value-type="float">
            <text:p>87254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9028690" calcext:value-type="float">
            <text:p>902869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1" calcext:value-type="date">
            <text:p>03/11/22</text:p>
          </table:table-cell>
          <table:table-cell table:style-name="ce32" office:value-type="float" office:value="6062615" calcext:value-type="float">
            <text:p>6062615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3044" calcext:value-type="float">
            <text:p>9930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1154960" calcext:value-type="float">
            <text:p>81154960</text:p>
          </table:table-cell>
          <table:table-cell table:style-name="ce32" office:value-type="float" office:value="87397" calcext:value-type="float">
            <text:p>8739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9033843" calcext:value-type="float">
            <text:p>9033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2" calcext:value-type="date">
            <text:p>03/12/22</text:p>
          </table:table-cell>
          <table:table-cell table:style-name="ce32" office:value-type="float" office:value="6066435" calcext:value-type="float">
            <text:p>6066435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3693" calcext:value-type="float">
            <text:p>99369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169534" calcext:value-type="float">
            <text:p>81169534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3" calcext:value-type="date">
            <text:p>03/13/22</text:p>
          </table:table-cell>
          <table:table-cell table:style-name="ce32" office:value-type="float" office:value="6069892" calcext:value-type="float">
            <text:p>606989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993811" calcext:value-type="float">
            <text:p>99381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174677" calcext:value-type="float">
            <text:p>81174677</text:p>
          </table:table-cell>
          <table:table-cell table:style-name="ce32" office:value-type="float" office:value="87447" calcext:value-type="float">
            <text:p>87447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35399" calcext:value-type="float">
            <text:p>90353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4" calcext:value-type="date">
            <text:p>03/14/22</text:p>
          </table:table-cell>
          <table:table-cell table:style-name="ce32" office:value-type="float" office:value="6070904" calcext:value-type="float">
            <text:p>607090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215196" calcext:value-type="float">
            <text:p>81215196</text:p>
          </table:table-cell>
          <table:table-cell table:style-name="ce32" office:value-type="float" office:value="87706" calcext:value-type="float">
            <text:p>87706</text:p>
          </table:table-cell>
          <table:table-cell table:style-name="ce26" office:value-type="percentage" office:value="0.0029" calcext:value-type="percentage">
            <text:p>0.29%</text:p>
          </table:table-cell>
          <table:table-cell table:style-name="ce44" office:value-type="float" office:value="9044104" calcext:value-type="float">
            <text:p>90441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5" calcext:value-type="date">
            <text:p>03/15/22</text:p>
          </table:table-cell>
          <table:table-cell table:style-name="ce32" office:value-type="float" office:value="6077449" calcext:value-type="float">
            <text:p>607744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4710" calcext:value-type="float">
            <text:p>994710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244936" calcext:value-type="float">
            <text:p>81244936</text:p>
          </table:table-cell>
          <table:table-cell table:style-name="ce32" office:value-type="float" office:value="87770" calcext:value-type="float">
            <text:p>87770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9045798" calcext:value-type="float">
            <text:p>904579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6" calcext:value-type="date">
            <text:p>03/16/22</text:p>
          </table:table-cell>
          <table:table-cell table:style-name="ce32" office:value-type="float" office:value="6085571" calcext:value-type="float">
            <text:p>60855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994739" calcext:value-type="float">
            <text:p>99473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289602" calcext:value-type="float">
            <text:p>81289602</text:p>
          </table:table-cell>
          <table:table-cell table:style-name="ce32" office:value-type="float" office:value="87891" calcext:value-type="float">
            <text:p>87891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49036" calcext:value-type="float">
            <text:p>904903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7" calcext:value-type="date">
            <text:p>03/17/22</text:p>
          </table:table-cell>
          <table:table-cell table:style-name="ce32" office:value-type="float" office:value="6091319" calcext:value-type="float">
            <text:p>609131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996072" calcext:value-type="float">
            <text:p>99607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350883" calcext:value-type="float">
            <text:p>81350883</text:p>
          </table:table-cell>
          <table:table-cell table:style-name="ce32" office:value-type="float" office:value="88070" calcext:value-type="float">
            <text:p>8807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54621" calcext:value-type="float">
            <text:p>905462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8" calcext:value-type="date">
            <text:p>03/18/22</text:p>
          </table:table-cell>
          <table:table-cell table:style-name="ce32" office:value-type="float" office:value="6097867" calcext:value-type="float">
            <text:p>609786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997136" calcext:value-type="float">
            <text:p>997136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388590" calcext:value-type="float">
            <text:p>81388590</text:p>
          </table:table-cell>
          <table:table-cell table:style-name="ce32" office:value-type="float" office:value="88190" calcext:value-type="float">
            <text:p>881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9061091" calcext:value-type="float">
            <text:p>90610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19" calcext:value-type="date">
            <text:p>03/19/22</text:p>
          </table:table-cell>
          <table:table-cell table:style-name="ce32" office:value-type="float" office:value="6101651" calcext:value-type="float">
            <text:p>6101651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997845" calcext:value-type="float">
            <text:p>99784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1404135" calcext:value-type="float">
            <text:p>81404135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0" calcext:value-type="date">
            <text:p>03/20/22</text:p>
          </table:table-cell>
          <table:table-cell table:style-name="ce32" office:value-type="float" office:value="6104608" calcext:value-type="float">
            <text:p>6104608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997933" calcext:value-type="float">
            <text:p>99793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81410101" calcext:value-type="float">
            <text:p>81410101</text:p>
          </table:table-cell>
          <table:table-cell table:style-name="ce32" office:value-type="float" office:value="88209" calcext:value-type="float">
            <text:p>88209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64286" calcext:value-type="float">
            <text:p>90642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1" calcext:value-type="date">
            <text:p>03/21/22</text:p>
          </table:table-cell>
          <table:table-cell table:style-name="ce32" office:value-type="float" office:value="6120572" calcext:value-type="float">
            <text:p>612057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998840" calcext:value-type="float">
            <text:p>99884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1448402" calcext:value-type="float">
            <text:p>81448402</text:p>
          </table:table-cell>
          <table:table-cell table:style-name="ce32" office:value-type="float" office:value="88386" calcext:value-type="float">
            <text:p>8838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9072268" calcext:value-type="float">
            <text:p>90722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2" calcext:value-type="date">
            <text:p>03/22/22</text:p>
          </table:table-cell>
          <table:table-cell table:style-name="ce32" office:value-type="float" office:value="6125532" calcext:value-type="float">
            <text:p>612553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999885" calcext:value-type="float">
            <text:p>99988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1476269" calcext:value-type="float">
            <text:p>81476269</text:p>
          </table:table-cell>
          <table:table-cell table:style-name="ce32" office:value-type="float" office:value="88438" calcext:value-type="float">
            <text:p>88438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9073591" calcext:value-type="float">
            <text:p>90735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3" calcext:value-type="date">
            <text:p>03/23/22</text:p>
          </table:table-cell>
          <table:table-cell table:style-name="ce32" office:value-type="float" office:value="6131422" calcext:value-type="float">
            <text:p>613142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527" calcext:value-type="float">
            <text:p>8852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9077806" calcext:value-type="float">
            <text:p>907780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4" calcext:value-type="date">
            <text:p>03/24/22</text:p>
          </table:table-cell>
          <table:table-cell table:style-name="ce32" office:value-type="float" office:value="6137196" calcext:value-type="float">
            <text:p>6137196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601" calcext:value-type="float">
            <text:p>88601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9082749" calcext:value-type="float">
            <text:p>908274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5" calcext:value-type="date">
            <text:p>03/25/22</text:p>
          </table:table-cell>
          <table:table-cell table:style-name="ce32" office:value-type="float" office:value="6146487" calcext:value-type="float">
            <text:p>614648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00" calcext:value-type="float">
            <text:p>88700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9086404" calcext:value-type="float">
            <text:p>90864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6" calcext:value-type="date">
            <text:p>03/26/22</text:p>
          </table:table-cell>
          <table:table-cell table:style-name="ce32" office:value-type="float" office:value="6149466" calcext:value-type="float">
            <text:p>6149466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7" calcext:value-type="date">
            <text:p>03/27/22</text:p>
          </table:table-cell>
          <table:table-cell table:style-name="ce32" office:value-type="float" office:value="6151722" calcext:value-type="float">
            <text:p>615172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1001175" calcext:value-type="float">
            <text:p>1001175</text:p>
          </table:table-cell>
          <table:table-cell table:style-name="ce32" office:value-type="string" calcext:value-type="string">
            <text:p>N/A</text:p>
          </table:table-cell>
          <table:table-cell table:style-name="ce32" office:value-type="float" office:value="81527329" calcext:value-type="float">
            <text:p>81527329</text:p>
          </table:table-cell>
          <table:table-cell table:style-name="ce32" office:value-type="float" office:value="88718" calcext:value-type="float">
            <text:p>88718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float" office:value="9087361" calcext:value-type="float">
            <text:p>908736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8" calcext:value-type="date">
            <text:p>03/2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3-29" calcext:value-type="date">
            <text:p>03/29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0" calcext:value-type="date">
            <text:p>03/30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3-31" calcext:value-type="date">
            <text:p>03/3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1" calcext:value-type="date">
            <text:p>04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2" calcext:value-type="date">
            <text:p>04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3" calcext:value-type="date">
            <text:p>04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4" calcext:value-type="date">
            <text:p>04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4-05" calcext:value-type="date">
            <text:p>04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22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53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19:55:54.07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3-27T19:57:51.474000000</dc:date>
    <meta:editing-duration>P1DT6H44M45S</meta:editing-duration>
    <meta:editing-cycles>307</meta:editing-cycles>
    <meta:generator>LibreOffice/7.2.5.2$Windows_X86_64 LibreOffice_project/499f9727c189e6ef3471021d6132d4c694f357e5</meta:generator>
    <meta:document-statistic meta:table-count="1" meta:cell-count="6787" meta:object-count="0"/>
  </office:meta>
</office:document-meta>
</file>